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2" style:family="paragraph" style:parent-style-name="Table_20_Contents">
      <style:text-properties officeooo:paragraph-rsid="0016c4c3"/>
    </style:style>
    <style:style style:name="P3" style:family="paragraph" style:parent-style-name="Table_20_Contents">
      <style:text-properties fo:font-weight="normal" officeooo:rsid="001d6c15" officeooo:paragraph-rsid="001d6c15" style:font-weight-asian="normal" style:font-weight-complex="normal"/>
    </style:style>
    <style:style style:name="P4" style:family="paragraph" style:parent-style-name="Table_20_Contents">
      <style:text-properties officeooo:paragraph-rsid="001b72f4"/>
    </style:style>
    <style:style style:name="P5" style:family="paragraph" style:parent-style-name="Table_20_Contents" style:list-style-name="L1">
      <style:text-properties fo:font-weight="normal" officeooo:rsid="001b72f4" officeooo:paragraph-rsid="001b72f4" style:font-weight-asian="normal" style:font-weight-complex="normal"/>
    </style:style>
    <style:style style:name="T1" style:family="text">
      <style:text-properties fo:font-weight="normal" officeooo:rsid="00185b20" style:font-weight-asian="normal" style:font-weight-complex="normal"/>
    </style:style>
    <style:style style:name="T2" style:family="text">
      <style:text-properties fo:font-weight="normal" officeooo:rsid="0016c4c3" style:font-weight-asian="normal" style:font-weight-complex="normal"/>
    </style:style>
    <style:style style:name="T3" style:family="text">
      <style:text-properties fo:font-weight="normal" officeooo:rsid="001a22a3" style:font-weight-asian="normal" style:font-weight-complex="normal"/>
    </style:style>
    <style:style style:name="T4" style:family="text">
      <style:text-properties fo:font-weight="normal" officeooo:rsid="001b72f4" style:font-weight-asian="normal" style:font-weight-complex="normal"/>
    </style:style>
    <style:style style:name="T5" style:family="text">
      <style:text-properties fo:font-weight="normal" officeooo:rsid="00206cce" style:font-weight-asian="normal" style:font-weight-complex="normal"/>
    </style:style>
    <style:style style:name="T6" style:family="text">
      <style:text-properties fo:font-weight="normal" officeooo:rsid="00208299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ST: <text:span text:style-name="T1">Hovring</text:span></text:p>
          </table:table-cell>
          <table:table-cell table:style-name="Table1.B1" office:value-type="string">
            <text:p text:style-name="P1">DATO: <text:span text:style-name="T6">21.</text:span><text:span text:style-name="T1">01.19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2"><text:span text:style-name="T2"><text:s/></text:span><text:span text:style-name="T1">Dronen skal kunne lette og </text:span><text:span text:style-name="T3">hovre </text:span><text:span text:style-name="T4">(stå stille i luften)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4102705661" text:style-name="L1">
              <text:list-item>
                <text:p text:style-name="P5">Drone på</text:p>
              </text:list-item>
              <text:list-item>
                <text:p text:style-name="P5">Gi kommando for å ta av og for hvilken høyde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4"><text:span text:style-name="T4">Dronen står stille over et gitt område i fast høyd</text:span><text:span text:style-name="T5">e.</text:span>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RESULTAT:</text:p>
            <text:p text:style-name="P3">Dronen klarte ikke å holde fast høyde men stod ellers stille.</text:p>
            <text:p text:style-name="P3"/>
            <text:p text:style-name="P3">Det viser seg at direkte sollys påvirker barometersensoren som gir dronen informasjon om høyde.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3">Dekker til barometersensoren med en skumbit.</text:p>
          </table:table-cell>
          <table:covered-table-cell/>
        </table:table-row>
        <text:soft-page-break/>
        <table:table-row table:style-name="Table1.6">
          <table:table-cell table:style-name="Table1.A2" table:number-columns-spanned="2" office:value-type="string"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6:26:07.737656221</dc:date>
    <meta:editing-duration>PT34M37S</meta:editing-duration>
    <meta:editing-cycles>7</meta:editing-cycles>
    <meta:generator>LibreOffice/6.3.5.2$Linux_X86_64 LibreOffice_project/30$Build-2</meta:generator>
    <meta:document-statistic meta:table-count="1" meta:image-count="0" meta:object-count="0" meta:page-count="2" meta:paragraph-count="14" meta:word-count="76" meta:character-count="457" meta:non-whitespace-character-count="397"/>
  </office:meta>
</office:document-meta>
</file>